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fo:font-style="italic" fo:font-weight="bold" officeooo:paragraph-rsid="000a7486" style:font-style-asian="italic" style:font-weight-asian="bold" style:font-style-complex="italic" style:font-weight-complex="bold"/>
    </style:style>
    <style:style style:name="P2" style:family="paragraph" style:parent-style-name="Standard">
      <style:text-properties fo:language="de" fo:country="DE" officeooo:paragraph-rsid="000a7486"/>
    </style:style>
    <style:style style:name="P3" style:family="paragraph" style:parent-style-name="Standard">
      <style:text-properties fo:language="de" fo:country="DE" officeooo:paragraph-rsid="000b13c6"/>
    </style:style>
    <style:style style:name="P4" style:family="paragraph" style:parent-style-name="Standard">
      <style:text-properties fo:font-size="14pt" fo:language="de" fo:country="DE" fo:font-style="italic" style:text-underline-style="solid" style:text-underline-width="auto" style:text-underline-color="font-color" fo:font-weight="bold" officeooo:paragraph-rsid="000a7486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a7486"/>
    </style:style>
    <style:style style:name="T2" style:family="text">
      <style:text-properties officeooo:rsid="000b13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stallationsformen:</text:span></text:p>
      <text:p text:style-name="P2"><text:span text:style-name="T1"/></text:p>
      <text:p text:style-name="P1"><text:span text:style-name="T1">- mit Verbindungsdosen</text:span></text:p>
      <text:p text:style-name="P2"><text:span text:style-name="T1"/></text:p>
      <text:p text:style-name="P2"><text:span text:style-name="T1"><text:tab/>- alle Verbindungen über Verbindungsdosen geklemmt</text:span></text:p>
      <text:p text:style-name="P2"><text:span text:style-name="T1"><text:tab/>- mit am häufigsten eingesetzt</text:span></text:p>
      <text:p text:style-name="P2"><text:span text:style-name="T1"><text:tab/>- bei Reperatur / Erweiterung Beschädigung der Tapete</text:span></text:p>
      <text:p text:style-name="P2"><text:span text:style-name="T1"/></text:p>
      <text:p text:style-name="P1"><text:span text:style-name="T1">- mit Geräteverbindungsdosen</text:span></text:p>
      <text:p text:style-name="P2"><text:span text:style-name="T1"/></text:p>
      <text:p text:style-name="P2"><text:span text:style-name="T1"><text:tab/>- Gerätedosen z.B. Schalterdosen haben Raum für Verbindungen</text:span></text:p>
      <text:p text:style-name="P2"><text:span text:style-name="T1"><text:tab/>- keine zusätzliche Verbindungsdosen</text:span></text:p>
      <text:p text:style-name="P2"><text:span text:style-name="T1"/></text:p>
      <text:p text:style-name="P1"><text:span text:style-name="T1">- mit zentralem Verteilerkasten</text:span></text:p>
      <text:p text:style-name="P2"><text:span text:style-name="T1"/></text:p>
      <text:p text:style-name="P2"><text:span text:style-name="T1"><text:tab/>- alle Geräte sind direkt an Verteilerkasten angeschlossen</text:span></text:p>
      <text:p text:style-name="P2"><text:span text:style-name="T1"><text:tab/>- nachteilig lange Leitungsführung</text:span></text:p>
      <text:p text:style-name="P2"><text:span text:style-name="T1"/></text:p>
      <text:p text:style-name="P3"><text:span text:style-name="T2">bb</text:span></text:p>
      <text:p text:style-name="P2"><text:span text:style-name="T1"/></text:p>
      <text:p text:style-name="P4"><text:span text:style-name="T1">Installationsarten:</text:span></text:p>
      <text:p text:style-name="P2"><text:span text:style-name="T1"/></text:p>
      <text:p text:style-name="P1"><text:span text:style-name="T1">- Unterputz- / Inputz Installation</text:span></text:p>
      <text:p text:style-name="P2"><text:span text:style-name="T1"/></text:p>
      <text:p text:style-name="P2"><text:span text:style-name="T1"><text:tab/>- überall wo Leitungen unsichtbar sein sollen</text:span></text:p>
      <text:p text:style-name="P2"><text:span text:style-name="T1"><text:tab/>- in der Mauer oder auf der Mauer, jeweils unter Putz</text:span></text:p>
      <text:p text:style-name="P2"><text:span text:style-name="T1"><text:tab/>- nicht auf Holz</text:span></text:p>
      <text:p text:style-name="P2"><text:span text:style-name="T1"><text:tab/>- nicht auf Drahtgewebe, icht mit Drahtgewebe abdecken</text:span></text:p>
      <text:p text:style-name="P2"><text:span text:style-name="T1"/></text:p>
      <text:p text:style-name="P2"><text:span text:style-name="T1"/></text:p>
      <text:p text:style-name="P1"><text:span text:style-name="T1">- Aufputzinstallation</text:span></text:p>
      <text:p text:style-name="P2"><text:span text:style-name="T1"/></text:p>
      <text:p text:style-name="P2"><text:span text:style-name="T1"><text:tab/>- überall, wo Leitungen sichtbar sein können</text:span></text:p>
      <text:p text:style-name="P2"><text:span text:style-name="T1"><text:tab/>- geringer Aufwand</text:span></text:p>
      <text:p text:style-name="P2"><text:span text:style-name="T1"/></text:p>
      <text:p text:style-name="P1"><text:span text:style-name="T1">- Hohlwandinstallation</text:span></text:p>
      <text:p text:style-name="P2"><text:span text:style-name="T1"/></text:p>
      <text:p text:style-name="P2"><text:span text:style-name="T1"><text:tab/>- wo Leitungen unsichtbar sein sollen</text:span></text:p>
      <text:p text:style-name="P2"><text:span text:style-name="T1"><text:tab/>- hinter Zwischenwänden</text:span></text:p>
      <text:p text:style-name="P2"><text:span text:style-name="T1"/></text:p>
      <text:p text:style-name="P1"><text:span text:style-name="T1">- Betoninstallation</text:span></text:p>
      <text:p text:style-name="P2"><text:span text:style-name="T1"/></text:p>
      <text:p text:style-name="P2"><text:span text:style-name="T1"><text:tab/>- wo Leitungen unsichtbar sein sollen, Fußboden, Decke, Wand</text:span></text:p>
      <text:p text:style-name="P2"><text:span text:style-name="T1"><text:tab/>- Rohre in Beton eingegossen</text:span></text:p>
      <text:p text:style-name="P2"><text:span text:style-name="T1"><text:tab/>- Leitungen in Rohre eingezogen</text:span></text:p>
      <text:p text:style-name="P2"><text:span text:style-name="T1"/></text:p>
      <text:p text:style-name="P1"><text:span text:style-name="T1">- Rohrinstallation</text:span></text:p>
      <text:p text:style-name="P2"><text:span text:style-name="T1"/></text:p>
      <text:p text:style-name="P2"><text:span text:style-name="T1"><text:tab/>- wo Leitungen unsichtbar sein sollen, Decke, Wand</text:span></text:p>
      <text:p text:style-name="P2"><text:span text:style-name="T1"><text:tab/>- Rohre in Putz eingebettet</text:span></text:p>
      <text:p text:style-name="P2"><text:span text:style-name="T1"><text:tab/>- Leitungen in Rohre eingezogen</text:span></text:p>
      <text:p text:style-name="P2"><text:span text:style-name="T1"/></text:p>
      <text:p text:style-name="P1"><text:soft-page-break/><text:span text:style-name="T1">- Kanalinstallation</text:span></text:p>
      <text:p text:style-name="P2"><text:span text:style-name="T1"/></text:p>
      <text:p text:style-name="P2"><text:span text:style-name="T1">- wo Leitungen unsichtbar sein sollen; Decke, Wand</text:span></text:p>
      <text:p text:style-name="P2"><text:span text:style-name="T1">- Kanäle in Beton eingezogen oder in Putz eigebettet</text:span></text:p>
      <text:p text:style-name="P2"><text:span text:style-name="T1">- Leitungen in Rohre eingezogen</text:span></text:p>
      <text:p text:style-name="P2"><text:span text:style-name="T1"/></text:p>
      <text:p text:style-name="P2"><text:span text:style-name="T1">Für alle Installationsarten gilt die Betriebsmittel müssen für diese Installationsart geeignet und zugelassen sind.</text:span></text:p>
      <text:p text:style-name="P2"><text:span text:style-name="T1"/></text:p>
      <text:p text:style-name="P2"><text:span text:style-name="T1"/></text:p>
      <text:p text:style-name="P4"><text:span text:style-name="T1">Installationszonen:</text:span></text:p>
      <text:p text:style-name="P2"><text:span text:style-name="T1"/></text:p>
      <text:p text:style-name="P2"><text:span text:style-name="T1">Unsichtbar verlegte Leitungen müssen so geführt werden, dass eine spätere Beschädigung durch Nägel oder Schrauben möglichst vermieden wird.</text:span></text:p>
      <text:p text:style-name="P2"><text:span text:style-name="T1"/></text:p>
      <text:p text:style-name="P2"><text:span text:style-name="T1">→ Nur wagerechte oder senkrechte Verlegung in bestimmter Zonen:</text:span></text:p>
      <text:p text:style-name="P2"><text:span text:style-name="T1"><text:s/></text:span></text:p>
      <text:p text:style-name="P2"><text:span text:style-name="T1"><text:tab/>oben: zwischen 15 und 45 cm unter der Decke, ideal 30cm</text:span></text:p>
      <text:p text:style-name="P2"><text:span text:style-name="T1"><text:tab/>unten: zwischen 15 und 45 cm über dem Fußboden, ideal 30cm</text:span></text:p>
      <text:p text:style-name="P2"><text:span text:style-name="T1"><text:tab/>Montagehöhe von Schaltern: 105cm auf der Seite der Türklink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12:58:33.178622922</meta:creation-date>
    <dc:date>2013-06-27T17:25:57.013276030</dc:date>
    <meta:editing-duration>PT4H15M13S</meta:editing-duration>
    <meta:editing-cycles>2</meta:editing-cycles>
    <meta:generator>LibreOfficeDev/4.1.0.0.beta1$Linux_x86 LibreOffice_project/3a2c2d2417101e45fe07cfd8358acf2204a98f3</meta:generator>
    <meta:document-statistic meta:table-count="0" meta:image-count="0" meta:object-count="0" meta:page-count="2" meta:paragraph-count="44" meta:word-count="252" meta:character-count="1760" meta:non-whitespace-character-count="1526"/>
  </office:meta>
</office:document-meta>
</file>